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9189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2.9374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863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/>
          <table:table-cell table:style-name="ce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/>
          <table:table-cell table:style-name="ce3" office:value-type="string" calcext:value-type="string">
            <text:p>172.18.5.177 - 172.18.5.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/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/>
          <table:table-cell table:style-name="ce3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/>
          <table:table-cell table:style-name="ce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/>
          <table:table-cell table:style-name="ce3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/>
          <table:table-cell table:style-name="ce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/>
          <table:table-cell table:style-name="ce3" office:value-type="string" calcext:value-type="string">
            <text:p>172.18.5.129 - 172.18.5.158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/>
          <table:table-cell table:style-name="ce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/>
          <table:table-cell table:style-name="ce3" office:value-type="string" calcext:value-type="string">
            <text:p>172.18.5.65 - 172.18.5.94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/>
          <table:table-cell table:style-name="ce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/>
          <table:table-cell table:style-name="ce3" office:value-type="string" calcext:value-type="string">
            <text:p>172.18.5.97 - 172.18.5.126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/>
          <table:table-cell table:style-name="ce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/>
          <table:table-cell table:style-name="ce3" office:value-type="string" calcext:value-type="string">
            <text:p>172.18.5.1 - 172.18.5.62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/>
          <table:table-cell table:style-name="ce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/>
          <table:table-cell table:style-name="ce3" office:value-type="string" calcext:value-type="string">
            <text:p>172.18.5.209 - 172.18.5.222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/>
          <table:table-cell table:style-name="ce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/>
          <table:table-cell table:style-name="ce3" office:value-type="string" calcext:value-type="string">
            <text:p>172.18.5.177 - 172.18.5.190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/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/>
          <table:table-cell table:style-name="ce3" office:value-type="string" calcext:value-type="string">
            <text:p>172.18.5.161 - 172.18.5.17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/>
          <table:table-cell table:style-name="ce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/>
          <table:table-cell table:style-name="ce3" office:value-type="string" calcext:value-type="string">
            <text:p>172.18.5.193 - 172.18.5.206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/>
          <table:table-cell table:style-name="ce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/>
          <table:table-cell table:style-name="ce3" office:value-type="string" calcext:value-type="string">
            <text:p>172.18.5.129 - 172.18.5.1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/>
          <table:table-cell table:style-name="ce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/>
          <table:table-cell table:style-name="ce3" office:value-type="string" calcext:value-type="string">
            <text:p>172.18.5.65 - 172.18.5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/>
          <table:table-cell table:style-name="ce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/>
          <table:table-cell table:style-name="ce3" office:value-type="string" calcext:value-type="string">
            <text:p>172.18.5.97 - 172.18.5.12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/>
          <table:table-cell table:style-name="ce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/>
          <table:table-cell table:style-name="ce3" office:value-type="string" calcext:value-type="string">
            <text:p>172.18.5.1 - 172.18.5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/>
          <table:table-cell table:style-name="ce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/>
          <table:table-cell table:style-name="ce3" office:value-type="string" calcext:value-type="string">
            <text:p>172.18.5.209 - 172.18.5.222</text:p>
          </table:table-cell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tis</meta:initial-creator>
    <meta:creation-date>2015-06-05T18:17:20</meta:creation-date>
    <dc:date>2023-05-06T08:37:06.847979787</dc:date>
    <meta:generator>LibreOffice/6.4.7.2$Linux_X86_64 LibreOffice_project/40$Build-2</meta:generator>
    <meta:editing-duration>PT14H10M</meta:editing-duration>
    <meta:editing-cycles>3</meta:editing-cycles>
    <meta:document-statistic meta:table-count="1" meta:cell-count="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